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4">
            <text:p>Vin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Vout</text:p>
          </table:table-cell>
          <table:table-cell office:value-type="string" table:style-name="ce5">
            <text:p>Val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10000" table:style-name="ce4">
            <text:p>1000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D6]*([.F6]/([.E6]+[.F6]))" table:style-name="ce6">
            <text:p>0.00</text:p>
          </table:table-cell>
          <table:table-cell office:value-type="float" office:value="1023" table:formula="of:=1023-[.G6]/[.D6]*1023" table:style-name="ce5">
            <text:p>1023</text:p>
          </table:table-cell>
          <table:table-cell table:style-name="ce1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10000" table:style-name="ce4">
            <text:p>10000</text:p>
          </table:table-cell>
          <table:table-cell office:value-type="float" office:value="470" table:style-name="ce4">
            <text:p>470</text:p>
          </table:table-cell>
          <table:table-cell office:value-type="float" office:value="0.1481375358166189" table:formula="of:=[.D7]*([.F7]/([.E7]+[.F7]))" table:style-name="ce6">
            <text:p>0.15</text:p>
          </table:table-cell>
          <table:table-cell office:value-type="float" office:value="977.07736389684817" table:formula="of:=1023-[.G7]/[.D7]*1023" table:style-name="ce5">
            <text:p>977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10000" table:style-name="ce4">
            <text:p>10000</text:p>
          </table:table-cell>
          <table:table-cell office:value-type="float" office:value="1000" table:style-name="ce4">
            <text:p>1000</text:p>
          </table:table-cell>
          <table:table-cell office:value-type="float" office:value="0.3" table:formula="of:=[.D8]*([.F8]/([.E8]+[.F8]))" table:style-name="ce6">
            <text:p>0.30</text:p>
          </table:table-cell>
          <table:table-cell office:value-type="float" office:value="930" table:formula="of:=1023-[.G8]/[.D8]*1023" table:style-name="ce5">
            <text:p>930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4700" table:style-name="ce4">
            <text:p>4700</text:p>
          </table:table-cell>
          <table:table-cell office:value-type="float" office:value="1000" table:style-name="ce4">
            <text:p>1000</text:p>
          </table:table-cell>
          <table:table-cell office:value-type="float" office:value="0.57894736842105254" table:formula="of:=[.D9]*([.F9]/([.E9]+[.F9]))" table:style-name="ce6">
            <text:p>0.58</text:p>
          </table:table-cell>
          <table:table-cell office:value-type="float" office:value="843.52631578947376" table:formula="of:=1023-[.G9]/[.D9]*1023" table:style-name="ce5">
            <text:p>844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10000" table:style-name="ce4">
            <text:p>10000</text:p>
          </table:table-cell>
          <table:table-cell office:value-type="float" office:value="4700" table:style-name="ce4">
            <text:p>4700</text:p>
          </table:table-cell>
          <table:table-cell office:value-type="float" office:value="1.0551020408163265" table:formula="of:=[.D10]*([.F10]/([.E10]+[.F10]))" table:style-name="ce6">
            <text:p>1.06</text:p>
          </table:table-cell>
          <table:table-cell office:value-type="float" office:value="695.91836734693879" table:formula="of:=1023-[.G10]/[.D10]*1023" table:style-name="ce5">
            <text:p>696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4700" table:style-name="ce4">
            <text:p>4700</text:p>
          </table:table-cell>
          <table:table-cell office:value-type="float" office:value="4700" table:style-name="ce4">
            <text:p>4700</text:p>
          </table:table-cell>
          <table:table-cell office:value-type="float" office:value="1.65" table:formula="of:=[.D11]*([.F11]/([.E11]+[.F11]))" table:style-name="ce6">
            <text:p>1.65</text:p>
          </table:table-cell>
          <table:table-cell office:value-type="float" office:value="511.5" table:formula="of:=1023-[.G11]/[.D11]*1023" table:style-name="ce5">
            <text:p>512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4700" table:style-name="ce4">
            <text:p>4700</text:p>
          </table:table-cell>
          <table:table-cell office:value-type="float" office:value="10000" table:style-name="ce4">
            <text:p>10000</text:p>
          </table:table-cell>
          <table:table-cell office:value-type="float" office:value="2.2448979591836733" table:formula="of:=[.D12]*([.F12]/([.E12]+[.F12]))" table:style-name="ce6">
            <text:p>2.24</text:p>
          </table:table-cell>
          <table:table-cell office:value-type="float" office:value="327.08163265306121" table:formula="of:=1023-[.G12]/[.D12]*1023" table:style-name="ce5">
            <text:p>327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float" office:value="1000" table:style-name="ce4">
            <text:p>1000</text:p>
          </table:table-cell>
          <table:table-cell office:value-type="float" office:value="10000" table:style-name="ce4">
            <text:p>10000</text:p>
          </table:table-cell>
          <table:table-cell office:value-type="float" office:value="2.9999999999999996" table:formula="of:=[.D13]*([.F13]/([.E13]+[.F13]))" table:style-name="ce6">
            <text:p>3.00</text:p>
          </table:table-cell>
          <table:table-cell office:value-type="float" office:value="93" table:formula="of:=1023-[.G13]/[.D13]*1023" table:style-name="ce5">
            <text:p>93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3.3" table:style-name="ce4">
            <text:p>3.3</text:p>
          </table:table-cell>
          <table:table-cell office:value-type="string" table:style-name="ce4">
            <text:p>NP</text:p>
          </table:table-cell>
          <table:table-cell office:value-type="float" office:value="10000" table:style-name="ce4">
            <text:p>10000</text:p>
          </table:table-cell>
          <table:table-cell office:value-type="float" office:value="3.3" table:formula="of:=[.D14]" table:style-name="ce6">
            <text:p>3.30</text:p>
          </table:table-cell>
          <table:table-cell office:value-type="float" office:value="0" table:formula="of:=1023-[.G14]/[.D14]*1023" table:style-name="ce5">
            <text:p>0</text:p>
          </table:table-cell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3"/>
          <table:table-cell table:number-columns-repeated="4" table:style-name="ce1"/>
          <table:table-cell table:style-name="ce2"/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en Olsen</meta:initial-creator>
    <dc:creator>Ken Olsen</dc:creator>
    <meta:creation-date>2018-10-22T18:20:22Z</meta:creation-date>
    <dc:date>2018-10-22T21:37:59Z</dc:date>
  </office:meta>
</office:document-meta>
</file>